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style:font-name="Liberation Sans" style:font-name-asian="Source Han Sans CN Regular" style:font-name-complex="Lohit Devanagari"/>
    </style:style>
    <style:style style:name="ce4" style:family="table-cell" style:parent-style-name="Default" style:data-style-name="N11">
      <style:table-cell-properties style:text-align-source="fix" style:repeat-content="false" fo:border="0.06pt solid #000000"/>
      <style:paragraph-properties fo:text-align="end" fo:margin-left="0pt"/>
      <style:text-properties style:font-name="Liberation Sans" style:font-name-asian="Source Han Sans CN Regular" style:font-name-complex="Lohit Devanagari"/>
    </style:style>
    <style:style style:name="ce5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6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3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4" style:family="table-cell" style:parent-style-name="Pivot_20_Table_20_Value">
      <style:table-cell-properties fo:border-bottom="none" fo:border-left="0.99pt solid #000000" fo:border-right="none" fo:border-top="none"/>
    </style:style>
    <style:style style:name="ce15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6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7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9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0" style:family="table-cell" style:parent-style-name="Pivot_20_Table_20_Value" style:data-style-name="N0"/>
    <style:style style:name="ce21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2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3" style:family="table-cell" style:parent-style-name="Pivot_20_Table_20_Value">
      <style:table-cell-properties fo:border-bottom="0.99pt solid #000000" fo:border-left="none" fo:border-right="none" fo:border-top="none"/>
    </style:style>
    <style:style style:name="ce24" style:family="table-cell" style:parent-style-name="Pivot_20_Table_20_Value">
      <style:table-cell-properties fo:border-bottom="none" fo:border-left="none" fo:border-right="none" fo:border-top="0.99pt solid #000000"/>
    </style:style>
    <style:style style:name="ce25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26" style:family="table-cell" style:parent-style-name="Pivot_20_Table_20_Value">
      <style:table-cell-properties fo:border-bottom="none" fo:border-left="none" fo:border-right="0.99pt solid #000000" fo:border-top="none"/>
    </style:style>
    <style:style style:name="ce27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8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9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30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1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32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33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34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3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36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37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Node</text:p>
          </table:table-cell>
          <table:table-cell table:style-name="ce1" office:value-type="string" calcext:value-type="string">
            <text:p>Occurrences</text:p>
          </table:table-cell>
          <table:table-cell/>
          <table:table-cell table:style-name="ce1" office:value-type="string" calcext:value-type="string">
            <text:p>Sensor</text:p>
          </table:table-cell>
          <table:table-cell table:style-name="ce1" office:value-type="string" calcext:value-type="string">
            <text:p>Cycle</text:p>
          </table:table-cell>
          <table:table-cell table:style-name="ce1" office:value-type="string" calcext:value-type="string">
            <text:p>Distance</text:p>
          </table:table-cell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2" table:formula="of:=COUNTIF([Sheet1.D3:.E200];&quot;=11&quot;)"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2" table:formula="of:=COUNTIF([Sheet1.E3:.E200];&quot;=12&quot;)"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3" table:formula="of:=COUNTIF([Sheet1.E$1:.E$1048576];&quot;=13&quot;)"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3" table:formula="of:=COUNTIF([Sheet1.E3:.E200];&quot;=14&quot;)"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3" table:formula="of:=COUNTIF([Sheet1.E3:.E200];&quot;=21&quot;)" office:value-type="float" office:value="6" calcext:value-type="float">
            <text:p>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3" table:formula="of:=COUNTIF([Sheet1.E3:.E200];&quot;=22&quot;)"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3" table:formula="of:=COUNTIF([Sheet1.E3:.E200];&quot;=23&quot;)" office:value-type="float" office:value="3" calcext:value-type="float">
            <text:p>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3" table:formula="of:=COUNTIF([Sheet1.E3:.E200];&quot;=24&quot;)"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float" office:value="31" calcext:value-type="float">
            <text:p>31</text:p>
          </table:table-cell>
          <table:table-cell table:style-name="ce3" table:formula="of:=COUNTIF([Sheet1.E3:.E200];&quot;=31&quot;)" office:value-type="float" office:value="5" calcext:value-type="float">
            <text:p>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ce3" table:formula="of:=COUNTIF([Sheet1.E3:.E200];&quot;=32&quot;)" office:value-type="float" office:value="5" calcext:value-type="float">
            <text:p>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float" office:value="33" calcext:value-type="float">
            <text:p>33</text:p>
          </table:table-cell>
          <table:table-cell table:style-name="ce3" table:formula="of:=COUNTIF([Sheet1.E3:.E200];&quot;=33&quot;)" office:value-type="float" office:value="2" calcext:value-type="float">
            <text:p>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float" office:value="34" calcext:value-type="float">
            <text:p>34</text:p>
          </table:table-cell>
          <table:table-cell table:style-name="ce3" table:formula="of:=COUNTIF([Sheet1.E3:.E200];&quot;=34&quot;)"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float" office:value="41" calcext:value-type="float">
            <text:p>41</text:p>
          </table:table-cell>
          <table:table-cell table:style-name="ce2" table:formula="of:=COUNTIF([Sheet1.E3:.E200];&quot;=41&quot;)" office:value-type="float" office:value="5" calcext:value-type="float">
            <text:p>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float" office:value="42" calcext:value-type="float">
            <text:p>42</text:p>
          </table:table-cell>
          <table:table-cell table:style-name="ce2" table:formula="of:=COUNTIF([Sheet1.E3:.E200];&quot;=42&quot;)" office:value-type="float" office:value="5" calcext:value-type="float">
            <text:p>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float" office:value="43" calcext:value-type="float">
            <text:p>43</text:p>
          </table:table-cell>
          <table:table-cell table:style-name="ce3" table:formula="of:=COUNTIF([Sheet1.E3:.E200];&quot;=43&quot;)" office:value-type="float" office:value="3" calcext:value-type="float">
            <text:p>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float" office:value="44" calcext:value-type="float">
            <text:p>44</text:p>
          </table:table-cell>
          <table:table-cell table:style-name="ce3" table:formula="of:=COUNTIF([Sheet1.E3:.E200];&quot;=44&quot;)" office:value-type="float" office:value="4" calcext:value-type="float">
            <text:p>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" office:value-type="string" calcext:value-type="string">
            <text:p>Nodes:</text:p>
          </table:table-cell>
          <table:table-cell table:style-name="ce3" table:formula="of:=COUNT([Sheet1.B3:.B18])" office:value-type="float" office:value="16" calcext:value-type="float">
            <text:p>1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" office:value-type="string" calcext:value-type="string">
            <text:p>Max:</text:p>
          </table:table-cell>
          <table:table-cell table:style-name="ce3" table:formula="of:=MAX([Sheet1.C3:.C18])"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" office:value-type="string" calcext:value-type="string">
            <text:p>Total:</text:p>
          </table:table-cell>
          <table:table-cell table:style-name="ce3" table:formula="of:=[Sheet1.C20]*[Sheet1.C21]" office:value-type="float" office:value="96" calcext:value-type="float">
            <text:p>9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" office:value-type="string" calcext:value-type="string">
            <text:p>Received:</text:p>
          </table:table-cell>
          <table:table-cell table:style-name="ce3" table:formula="of:=SUM([Sheet1.C3:.C18])" office:value-type="float" office:value="62" calcext:value-type="float">
            <text:p>6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" office:value-type="string" calcext:value-type="string">
            <text:p>%:</text:p>
          </table:table-cell>
          <table:table-cell table:style-name="ce4" table:formula="of:=[Sheet1.C23]/([Sheet1.C20]*[Sheet1.C21])" office:value-type="percentage" office:value="0.645833333333333" calcext:value-type="percentage">
            <text:p>64.58%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</table:table>
      <table:table table:name="Pivot Table_Sheet1_2" table:style-name="ta1">
        <table:table-column table:style-name="co1" table:default-cell-style-name="ce8"/>
        <table:table-column table:style-name="co1" table:default-cell-style-name="ce13"/>
        <table:table-column table:style-name="co1" table:number-columns-repeated="6" table:default-cell-style-name="ce20"/>
        <table:table-column table:style-name="co1" table:number-columns-repeated="3" table:default-cell-style-name="Pivot_20_Table_20_Value"/>
        <table:table-column table:style-name="co1" table:number-columns-repeated="3" table:default-cell-style-name="ce20"/>
        <table:table-column table:style-name="co1" table:number-columns-repeated="3" table:default-cell-style-name="Pivot_20_Table_20_Value"/>
        <table:table-column table:style-name="co1" table:default-cell-style-name="ce26"/>
        <table:table-column table:style-name="co1" table:default-cell-style-name="ce33"/>
        <table:table-row table:style-name="ro1">
          <table:table-cell table:style-name="ce5" office:value-type="string" calcext:value-type="string">
            <text:p>Count - Cycle</text:p>
          </table:table-cell>
          <table:table-cell table:style-name="ce10" office:value-type="string" calcext:value-type="string">
            <text:p>Data</text:p>
          </table:table-cell>
          <table:table-cell table:style-name="ce17" table:number-columns-repeated="16"/>
          <table:table-cell table:style-name="ce30"/>
        </table:table-row>
        <table:table-row table:style-name="ro1">
          <table:table-cell table:style-name="ce6" office:value-type="string" calcext:value-type="string">
            <text:p>Sensor</text:p>
          </table:table-cell>
          <table:table-cell table:style-name="ce11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7" calcext:value-type="float">
            <text:p>17</text:p>
          </table:table-cell>
          <table:table-cell table:style-name="ce31" office:value-type="string" calcext:value-type="string">
            <text:p>Total Result</text:p>
          </table:table-cell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9" office:value-type="float" office:value="1" calcext:value-type="float">
            <text:p>1</text:p>
          </table:table-cell>
          <table:table-cell table:style-name="ce24" table:number-columns-repeated="3"/>
          <table:table-cell table:style-name="ce19" office:value-type="float" office:value="1" calcext:value-type="float">
            <text:p>1</text:p>
          </table:table-cell>
          <table:table-cell table:style-name="ce24" table:number-columns-repeated="6"/>
          <table:table-cell table:style-name="ce19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Pivot_20_Table_20_Value" table:number-columns-repeated="4"/>
          <table:table-cell table:number-columns-repeated="3"/>
          <table:table-cell table:style-name="Pivot_20_Table_20_Value" table:number-columns-repeated="3"/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Pivot_20_Table_20_Value" table:number-columns-repeated="5"/>
          <table:table-cell table:number-columns-repeated="3"/>
          <table:table-cell table:style-name="Pivot_20_Table_20_Value"/>
          <table:table-cell office:value-type="float" office:value="1" calcext:value-type="float">
            <text:p>1</text:p>
          </table:table-cell>
          <table:table-cell table:style-name="Pivot_20_Table_20_Value"/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 table:style-name="Pivot_20_Table_20_Value" table:number-columns-repeated="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Pivot_20_Table_20_Value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4"/>
          <table:table-cell table:number-columns-repeated="2" office:value-type="float" office:value="1" calcext:value-type="float">
            <text:p>1</text:p>
          </table:table-cell>
          <table:table-cell table:style-name="Pivot_20_Table_20_Value" table:number-columns-repeated="4"/>
          <table:table-cell table:number-columns-repeated="2"/>
          <table:table-cell table:style-name="ce20" office:value-type="float" office:value="1" calcext:value-type="float">
            <text:p>1</text:p>
          </table:table-cell>
          <table:table-cell table:style-name="Pivot_20_Table_20_Value" table:number-columns-repeated="3"/>
          <table:table-cell table:style-name="ce20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Pivot_20_Table_20_Value" table:number-columns-repeated="5"/>
          <table:table-cell/>
          <table:table-cell table:style-name="ce20" office:value-type="float" office:value="1" calcext:value-type="float">
            <text:p>1</text:p>
          </table:table-cell>
          <table:table-cell/>
          <table:table-cell table:style-name="Pivot_20_Table_20_Value" table:number-columns-repeated="3"/>
          <table:table-cell/>
          <table:table-cell table:style-name="ce20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Pivot_20_Table_20_Value" table:number-columns-repeated="5"/>
          <table:table-cell/>
          <table:table-cell table:style-name="ce20" office:value-type="float" office:value="1" calcext:value-type="float">
            <text:p>1</text:p>
          </table:table-cell>
          <table:table-cell/>
          <table:table-cell table:style-name="Pivot_20_Table_20_Value" table:number-columns-repeated="3"/>
          <table:table-cell/>
          <table:table-cell table:style-name="ce20"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Pivot_20_Table_20_Value"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Pivot_20_Table_20_Value" table:number-columns-repeated="2"/>
          <table:table-cell table:number-columns-repeated="2"/>
          <table:table-cell table:style-name="ce20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/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Pivot_20_Table_20_Value" table:number-columns-repeated="3"/>
          <table:table-cell office:value-type="float" office:value="1" calcext:value-type="float">
            <text:p>1</text:p>
          </table:table-cell>
          <table:table-cell table:style-name="Pivot_20_Table_20_Value"/>
          <table:table-cell table:number-columns-repeated="3"/>
          <table:table-cell table:style-name="Pivot_20_Table_20_Value" table:number-columns-repeated="3"/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Pivot_20_Table_20_Value" table:number-columns-repeated="6"/>
          <table:table-cell table:number-columns-repeated="3"/>
          <table:table-cell table:style-name="Pivot_20_Table_20_Value"/>
          <table:table-cell office:value-type="float" office:value="1" calcext:value-type="float">
            <text:p>1</text:p>
          </table:table-cell>
          <table:table-cell table:style-name="Pivot_20_Table_20_Value"/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Pivot_20_Table_20_Value" table:number-columns-repeated="6"/>
          <table:table-cell table:number-columns-repeated="3"/>
          <table:table-cell table:style-name="Pivot_20_Table_20_Value" table:number-columns-repeated="3"/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Pivot_20_Table_20_Value" table:number-columns-repeated="5"/>
          <table:table-cell table:number-columns-repeated="3"/>
          <table:table-cell table:style-name="Pivot_20_Table_20_Value" table:number-columns-repeated="3"/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4"/>
          <table:table-cell table:number-columns-repeated="5" office:value-type="float" office:value="1" calcext:value-type="float">
            <text:p>1</text:p>
          </table:table-cell>
          <table:table-cell table:style-name="Pivot_20_Table_20_Value"/>
          <table:table-cell table:number-columns-repeated="3"/>
          <table:table-cell table:style-name="Pivot_20_Table_20_Value"/>
          <table:table-cell office:value-type="float" office:value="1" calcext:value-type="float">
            <text:p>1</text:p>
          </table:table-cell>
          <table:table-cell table:style-name="Pivot_20_Table_20_Value"/>
          <table:table-cell table:style-name="ce20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 table:style-name="Pivot_20_Table_20_Value"/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Pivot_20_Table_20_Value" table:number-columns-repeated="2"/>
          <table:table-cell table:number-columns-repeated="3" table:style-name="ce2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Pivot_20_Table_20_Value"/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Pivot_20_Table_20_Value"/>
          <table:table-cell table:number-columns-repeated="3" table:style-name="ce20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Pivot_20_Table_20_Value"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Pivot_20_Table_20_Value" table:number-columns-repeated="2"/>
          <table:table-cell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Pivot_20_Table_20_Value" table:number-columns-repeated="2"/>
          <table:table-cell office:value-type="float" office:value="1" calcext:value-type="float">
            <text:p>1</text:p>
          </table:table-cell>
          <table:table-cell table:style-name="Pivot_20_Table_20_Value" table:number-columns-repeated="2"/>
          <table:table-cell table:number-columns-repeated="3"/>
          <table:table-cell table:style-name="Pivot_20_Table_20_Value" table:number-columns-repeated="3"/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Pivot_20_Table_20_Value"/>
          <table:table-cell table:number-columns-repeated="2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Pivot_20_Table_20_Value"/>
          <table:table-cell table:number-columns-repeated="2" office:value-type="float" office:value="1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 table:style-name="Pivot_20_Table_20_Value"/>
          <table:table-cell table:number-columns-repeated="2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 table:style-name="Pivot_20_Table_20_Value" table:number-columns-repeated="2"/>
          <table:table-cell office:value-type="float" office:value="1" calcext:value-type="float">
            <text:p>1</text:p>
          </table:table-cell>
          <table:table-cell table:style-name="Pivot_20_Table_20_Value"/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Pivot_20_Table_20_Value" table:number-columns-repeated="2"/>
          <table:table-cell table:number-columns-repeated="3"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 table:style-name="Pivot_20_Table_20_Value"/>
          <table:table-cell/>
          <table:table-cell table:number-columns-repeated="2"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Pivot_20_Table_20_Value" table:number-columns-repeated="2"/>
          <table:table-cell table:number-columns-repeated="3" table:style-name="ce20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Pivot_20_Table_20_Value"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 table:style-name="Pivot_20_Table_20_Value"/>
          <table:table-cell table:number-columns-repeated="2"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Pivot_20_Table_20_Value" table:number-columns-repeated="2"/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/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Pivot_20_Table_20_Value" table:number-columns-repeated="5"/>
          <table:table-cell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Pivot_20_Table_20_Value"/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Pivot_20_Table_20_Value"/>
          <table:table-cell table:number-columns-repeated="3" office:value-type="float" office:value="1" calcext:value-type="float">
            <text:p>1</text:p>
          </table:table-cell>
          <table:table-cell table:style-name="Pivot_20_Table_20_Value"/>
          <table:table-cell table:number-columns-repeated="3" table:style-name="ce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Pivot_20_Table_20_Value"/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Pivot_20_Table_20_Value"/>
          <table:table-cell table:number-columns-repeated="2" office:value-type="float" office:value="1" calcext:value-type="float">
            <text:p>1</text:p>
          </table:table-cell>
          <table:table-cell table:style-name="Pivot_20_Table_20_Value" table:number-columns-repeated="3"/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Pivot_20_Table_20_Value"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Pivot_20_Table_20_Value" table:number-columns-repeated="2"/>
          <table:table-cell table:number-columns-repeated="4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Pivot_20_Table_20_Value"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Pivot_20_Table_20_Value"/>
          <table:table-cell/>
          <table:table-cell table:number-columns-repeated="2" table:style-name="ce20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 table:number-columns-repeated="3"/>
          <table:table-cell table:style-name="Pivot_20_Table_20_Value"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4"/>
          <table:table-cell table:number-columns-repeated="6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Pivot_20_Table_20_Value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/>
          <table:table-cell table:style-name="Pivot_20_Table_20_Value"/>
          <table:table-cell office:value-type="float" office:value="1" calcext:value-type="float">
            <text:p>1</text:p>
          </table:table-cell>
          <table:table-cell table:style-name="Pivot_20_Table_20_Value"/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Pivot_20_Table_20_Value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2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4"/>
          <table:table-cell table:style-name="Pivot_20_Table_20_Value"/>
          <table:table-cell office:value-type="float" office:value="1" calcext:value-type="float">
            <text:p>1</text:p>
          </table:table-cell>
          <table:table-cell table:style-name="Pivot_20_Table_20_Value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4"/>
          <table:table-cell table:number-columns-repeated="6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Pivot_20_Table_20_Value" table:number-columns-repeated="2"/>
          <table:table-cell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Pivot_20_Table_20_Value"/>
          <table:table-cell table:number-columns-repeated="3" office:value-type="float" office:value="1" calcext:value-type="float">
            <text:p>1</text:p>
          </table:table-cell>
          <table:table-cell table:style-name="Pivot_20_Table_20_Value" table:number-columns-repeated="2"/>
          <table:table-cell table:number-columns-repeated="3"/>
          <table:table-cell table:style-name="Pivot_20_Table_20_Value"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Pivot_20_Table_20_Value"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4"/>
          <table:table-cell table:number-columns-repeated="3" office:value-type="float" office:value="1" calcext:value-type="float">
            <text:p>1</text:p>
          </table:table-cell>
          <table:table-cell table:style-name="Pivot_20_Table_20_Value"/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Pivot_20_Table_20_Value"/>
          <table:table-cell table:number-columns-repeated="5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 table:style-name="Pivot_20_Table_20_Value"/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4"/>
          <table:table-cell table:number-columns-repeated="4" office:value-type="float" office:value="1" calcext:value-type="float">
            <text:p>1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/>
          <table:table-cell table:style-name="Pivot_20_Table_20_Value"/>
          <table:table-cell table:number-columns-repeated="2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4"/>
          <table:table-cell table:number-columns-repeated="2" office:value-type="float" office:value="1" calcext:value-type="float">
            <text:p>1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 table:style-name="Pivot_20_Table_20_Value" table:number-columns-repeated="2"/>
          <table:table-cell table:number-columns-repeated="3"/>
          <table:table-cell table:style-name="Pivot_20_Table_20_Value"/>
          <table:table-cell office:value-type="float" office:value="1" calcext:value-type="float">
            <text:p>1</text:p>
          </table:table-cell>
          <table:table-cell table:style-name="Pivot_20_Table_20_Value"/>
          <table:table-cell table:style-name="ce20"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Pivot_20_Table_20_Value"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Pivot_20_Table_20_Value"/>
          <table:table-cell table:number-columns-repeated="3" office:value-type="float" office:value="1" calcext:value-type="float">
            <text:p>1</text:p>
          </table:table-cell>
          <table:table-cell table:style-name="Pivot_20_Table_20_Value"/>
          <table:table-cell/>
          <table:table-cell table:number-columns-repeated="2" table:style-name="ce20" office:value-type="float" office:value="1" calcext:value-type="float">
            <text:p>1</text:p>
          </table:table-cell>
          <table:table-cell table:style-name="Pivot_20_Table_20_Value"/>
          <table:table-cell table:number-columns-repeated="2" office:value-type="float" office:value="1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Pivot_20_Table_20_Value"/>
          <table:table-cell table:number-columns-repeated="3" office:value-type="float" office:value="1" calcext:value-type="float">
            <text:p>1</text:p>
          </table:table-cell>
          <table:table-cell table:style-name="Pivot_20_Table_20_Value"/>
          <table:table-cell table:number-columns-repeated="3"/>
          <table:table-cell table:style-name="Pivot_20_Table_20_Value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Pivot_20_Table_20_Value" table:number-columns-repeated="2"/>
          <table:table-cell office:value-type="float" office:value="1" calcext:value-type="float">
            <text:p>1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/>
          <table:table-cell table:number-columns-repeated="2" table:style-name="ce2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Pivot_20_Table_20_Value"/>
          <table:table-cell table:number-columns-repeated="2" office:value-type="float" office:value="1" calcext:value-type="float">
            <text:p>1</text:p>
          </table:table-cell>
          <table:table-cell table:style-name="Pivot_20_Table_20_Value" table:number-columns-repeated="3"/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style-name="Pivot_20_Table_20_Value"/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 table:style-name="Pivot_20_Table_20_Value"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Pivot_20_Table_20_Value"/>
          <table:table-cell table:number-columns-repeated="2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Pivot_20_Table_20_Value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style-name="ce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Pivot_20_Table_20_Value" table:number-columns-repeated="2"/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4"/>
          <table:table-cell table:style-name="Pivot_20_Table_20_Value"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/>
          <table:table-cell table:style-name="Pivot_20_Table_20_Value" table:number-columns-repeated="3"/>
          <table:table-cell table:style-name="ce20"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Pivot_20_Table_20_Value"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Pivot_20_Table_20_Value" table:number-columns-repeated="2"/>
          <table:table-cell office:value-type="float" office:value="1" calcext:value-type="float">
            <text:p>1</text:p>
          </table:table-cell>
          <table:table-cell table:style-name="Pivot_20_Table_20_Value"/>
          <table:table-cell/>
          <table:table-cell table:number-columns-repeated="2" table:style-name="ce2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style-name="Pivot_20_Table_20_Value"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/>
          <table:table-cell table:style-name="Pivot_20_Table_20_Value" table:number-columns-repeated="3"/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4"/>
          <table:table-cell table:number-columns-repeated="6" office:value-type="float" office:value="1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Pivot_20_Table_20_Value" table:number-columns-repeated="2"/>
          <table:table-cell office:value-type="float" office:value="1" calcext:value-type="float">
            <text:p>1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Pivot_20_Table_20_Value" table:number-columns-repeated="2"/>
          <table:table-cell table:number-columns-repeated="2" office:value-type="float" office:value="1" calcext:value-type="float">
            <text:p>1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Pivot_20_Table_20_Value" table:number-columns-repeated="2"/>
          <table:table-cell table:style-name="ce20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5"/>
          <table:table-cell table:number-columns-repeated="2" table:style-name="ce21" office:value-type="float" office:value="1" calcext:value-type="float">
            <text:p>1</text:p>
          </table:table-cell>
          <table:table-cell table:style-name="ce23"/>
          <table:table-cell table:style-name="ce21" office:value-type="float" office:value="1" calcext:value-type="float">
            <text:p>1</text:p>
          </table:table-cell>
          <table:table-cell table:style-name="ce23"/>
          <table:table-cell table:style-name="ce21" office:value-type="float" office:value="1" calcext:value-type="float">
            <text:p>1</text:p>
          </table:table-cell>
          <table:table-cell table:style-name="ce23"/>
          <table:table-cell table:style-name="ce21" office:value-type="float" office:value="1" calcext:value-type="float">
            <text:p>1</text:p>
          </table:table-cell>
          <table:table-cell table:style-name="ce23"/>
          <table:table-cell table:style-name="ce21" office:value-type="float" office:value="1" calcext:value-type="float">
            <text:p>1</text:p>
          </table:table-cell>
          <table:table-cell table:style-name="ce23"/>
          <table:table-cell table:style-name="ce21" office:value-type="float" office:value="1" calcext:value-type="float">
            <text:p>1</text:p>
          </table:table-cell>
          <table:table-cell table:style-name="ce23" table:number-columns-repeated="3"/>
          <table:table-cell table:style-name="ce28"/>
          <table:table-cell table:style-name="ce34" office:value-type="float" office:value="7" calcext:value-type="float">
            <text:p>7</text:p>
          </table:table-cell>
        </table:table-row>
        <table:table-row table:style-name="ro1">
          <table:table-cell table:style-name="ce9" office:value-type="string" calcext:value-type="string">
            <text:p>Total Result</text:p>
          </table:table-cell>
          <table:table-cell table:style-name="ce16" office:value-type="float" office:value="51" calcext:value-type="float">
            <text:p>51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33" calcext:value-type="float">
            <text:p>33</text:p>
          </table:table-cell>
          <table:table-cell table:style-name="ce22" office:value-type="float" office:value="28" calcext:value-type="float">
            <text:p>28</text:p>
          </table:table-cell>
          <table:table-cell table:number-columns-repeated="2" table:style-name="ce22" office:value-type="float" office:value="35" calcext:value-type="float">
            <text:p>35</text:p>
          </table:table-cell>
          <table:table-cell table:style-name="ce22" office:value-type="float" office:value="37" calcext:value-type="float">
            <text:p>37</text:p>
          </table:table-cell>
          <table:table-cell table:style-name="ce22" office:value-type="float" office:value="31" calcext:value-type="float">
            <text:p>3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9" calcext:value-type="float">
            <text:p>9</text:p>
          </table:table-cell>
          <table:table-cell table:style-name="ce29" office:value-type="float" office:value="2" calcext:value-type="float">
            <text:p>2</text:p>
          </table:table-cell>
          <table:table-cell table:style-name="ce35" office:value-type="float" office:value="540" calcext:value-type="float">
            <text:p>540</text:p>
          </table:table-cell>
        </table:table-row>
      </table:table>
      <table:table table:name="Pivot Table_Sheet1_1" table:style-name="ta1">
        <table:table-column table:style-name="co1" table:default-cell-style-name="ce8"/>
        <table:table-column table:style-name="co1" table:default-cell-style-name="ce13"/>
        <table:table-column table:style-name="co1" table:number-columns-repeated="5" table:default-cell-style-name="ce20"/>
        <table:table-column table:style-name="co1" table:default-cell-style-name="ce27"/>
        <table:table-column table:style-name="co1" table:default-cell-style-name="ce33"/>
        <table:table-row table:style-name="ro1">
          <table:table-cell table:style-name="ce5" office:value-type="string" calcext:value-type="string">
            <text:p>Count - Cycle</text:p>
          </table:table-cell>
          <table:table-cell table:style-name="ce10" office:value-type="string" calcext:value-type="string">
            <text:p>Data</text:p>
          </table:table-cell>
          <table:table-cell table:style-name="ce17" table:number-columns-repeated="6"/>
          <table:table-cell table:style-name="ce30"/>
        </table:table-row>
        <table:table-row table:style-name="ro1">
          <table:table-cell table:style-name="ce6" office:value-type="string" calcext:value-type="string">
            <text:p>Sensor</text:p>
          </table:table-cell>
          <table:table-cell table:style-name="ce11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31" office:value-type="string" calcext:value-type="string">
            <text:p>Total Result</text:p>
          </table:table-cell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9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26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Pivot_20_Table_20_Value"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  <table:table-cell table:style-name="Pivot_20_Table_20_Value"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5" table:style-name="ce21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4" office:value-type="float" office:value="7" calcext:value-type="float">
            <text:p>7</text:p>
          </table:table-cell>
        </table:table-row>
        <table:table-row table:style-name="ro1">
          <table:table-cell table:style-name="ce9" office:value-type="string" calcext:value-type="string">
            <text:p>Total Result</text:p>
          </table:table-cell>
          <table:table-cell table:style-name="ce16" office:value-type="float" office:value="16" calcext:value-type="float">
            <text:p>16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number-columns-repeated="2" table:style-name="ce22" office:value-type="float" office:value="14" calcext:value-type="float">
            <text:p>14</text:p>
          </table:table-cell>
          <table:table-cell table:style-name="ce22" office:value-type="float" office:value="16" calcext:value-type="float">
            <text:p>16</text:p>
          </table:table-cell>
          <table:table-cell table:style-name="ce29" office:value-type="float" office:value="15" calcext:value-type="float">
            <text:p>15</text:p>
          </table:table-cell>
          <table:table-cell table:style-name="ce35" office:value-type="float" office:value="106" calcext:value-type="float">
            <text:p>106</text:p>
          </table:table-cell>
        </table:table-row>
        <table:table-row table:style-name="ro1" table:number-rows-repeated="3">
          <table:table-cell table:style-name="Default" table:number-columns-repeated="9"/>
        </table:table-row>
        <table:table-row table:style-name="ro1">
          <table:table-cell table:style-name="Default" table:number-columns-repeated="8"/>
          <table:table-cell table:style-name="Default" table:formula="of:=['Pivot Table_Sheet1_1'.I19]/['Pivot Table_Sheet1_1'.H24]" office:value-type="float" office:value="0.946428571428571" calcext:value-type="float">
            <text:p>0.9464285714</text:p>
          </table:table-cell>
        </table:table-row>
        <table:table-row table:style-name="ro1">
          <table:table-cell table:style-name="Default" table:number-columns-repeated="7"/>
          <table:table-cell table:style-name="Default" table:formula="of:=7*16" office:value-type="float" office:value="112" calcext:value-type="float">
            <text:p>112</text:p>
          </table:table-cell>
          <table:table-cell table:style-name="Default"/>
        </table:table-row>
      </table:table>
      <table:table table:name="Sheet3" table:style-name="ta1">
        <table:table-column table:style-name="co1" table:number-columns-repeated="17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2017.06.06 18:33:39:sendBSMsg: Sen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3:50:sendBSMsg: Send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3:50:sendBSMsg: Sen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3:50:sendBSMsg: Sen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3:50:sendBSMsg: Sen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3:50:sendBSMsg: Send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3:50:sendBSMsg: Send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3:55:sendBSMsg: Send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3:55:sendBSMsg: Send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3:55:sendBSMsg: Send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3:55:sendBSMsg: Send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3:55:sendBSMsg: Sen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3:55:sendBSMsg: Send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3:55:sendBSMsg: Send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3:55:sendBSMsg: Send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03:sendBSMsg: Send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03:sendBSMsg: Send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03:sendBSMsg: Send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03:sendBSMsg: Send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03:sendBSMsg: Send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03:sendBSMsg: Send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10:sendBSMsg: Send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10:sendBSMsg: Send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10:sendBSMsg: Send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11:sendBSMsg: Send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11:sendBSMsg: Sen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16:sendBSMsg: Send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16:sendBSMsg: Send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16:sendBSMsg: Send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16:sendBSMsg: Send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16:sendBSMsg: Send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21:sendBSMsg: Send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21:sendBSMsg: Sen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21:sendBSMsg: Sen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21:sendBSMsg: Send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27:sendBSMsg: Sende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27:sendBSMsg: Send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27:sendBSMsg: Send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34:sendBSMsg: Send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34:sendBSMsg: Sende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34:sendBSMsg: Send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34:sendBSMsg: Send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34:sendBSMsg: Send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41:sendBSMsg: Sende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41:sendBSMsg: Sen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41:sendBSMsg: Send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41:sendBSMsg: Send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41:sendBSMsg: Send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46:sendBSMsg: Send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46:sendBSMsg: Send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46:sendBSMsg: Send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46:sendBSMsg: Sende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46:sendBSMsg: Send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51:sendBSMsg: Send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51:sendBSMsg: Sen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51:sendBSMsg: Send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51:sendBSMsg: Send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52:sendBSMsg: Send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52:sendBSMsg: Send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57:sendBSMsg: Send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57:sendBSMsg: Sende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58:sendBSMsg: Send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4:58:sendBSMsg: Sen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03:sendBSMsg: Send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03:sendBSMsg: Send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04:sendBSMsg: Send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10:sendBSMsg: Send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10:sendBSMsg: Send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10:sendBSMsg: Send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10:sendBSMsg: Sen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12:sendBSMsg: Sende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13:sendBSMsg: Sende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13:sendBSMsg: Send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13:sendBSMsg: Send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13:sendBSMsg: Send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16:sendBSMsg: Send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16:sendBSMsg: Send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16:sendBSMsg: Send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16:sendBSMsg: Send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16:sendBSMsg: Send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24:sendBSMsg: Send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24:sendBSMsg: Send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24:sendBSMsg: Send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24:sendBSMsg: Sende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24:sendBSMsg: Sende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26:sendBSMsg: Send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26:sendBSMsg: Sen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26:sendBSMsg: Send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26:sendBSMsg: Send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26:sendBSMsg: Send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27:sendBSMsg: Send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27:sendBSMsg: Send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27:sendBSMsg: Send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27:sendBSMsg: Send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28:sendBSMsg: Send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29:sendBSMsg: Sende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29:sendBSMsg: Sende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29:sendBSMsg: Sende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30:sendBSMsg: Send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30:sendBSMsg: Sen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30:sendBSMsg: Send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30:sendBSMsg: Send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31:sendBSMsg: Sende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31:sendBSMsg: Send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32:sendBSMsg: Send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32:sendBSMsg: Send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32:sendBSMsg: Sen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33:sendBSMsg: Send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33:sendBSMsg: Send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33:sendBSMsg: Send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33:sendBSMsg: Send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34:sendBSMsg: Send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34:sendBSMsg: Send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34:sendBSMsg: Send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35:sendBSMsg: Send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36:sendBSMsg: Send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36:sendBSMsg: Send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36:sendBSMsg: Send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36:sendBSMsg: Send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36:sendBSMsg: Send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37:sendBSMsg: Send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37:sendBSMsg: Sen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37:sendBSMsg: Send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37:sendBSMsg: Sende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38:sendBSMsg: Send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39:sendBSMsg: Send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39:sendBSMsg: Send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39:sendBSMsg: Sen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39:sendBSMsg: Send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39:sendBSMsg: Send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40:sendBSMsg: Send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40:sendBSMsg: Sende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40:sendBSMsg: Send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40:sendBSMsg: Sen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40:sendBSMsg: Sende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42:sendBSMsg: Send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42:sendBSMsg: Sende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42:sendBSMsg: Send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43:sendBSMsg: Send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43:sendBSMsg: Sen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43:sendBSMsg: Send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43:sendBSMsg: Send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45:sendBSMsg: Send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45:sendBSMsg: Send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45:sendBSMsg: Send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45:sendBSMsg: Send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45:sendBSMsg: Send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46:sendBSMsg: Send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46:sendBSMsg: Send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46:sendBSMsg: Send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46:sendBSMsg: Send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46:sendBSMsg: Send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47:sendBSMsg: Send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48:sendBSMsg: Send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48:sendBSMsg: Sen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48:sendBSMsg: Send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48:sendBSMsg: Send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49:sendBSMsg: Send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49:sendBSMsg: Send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49:sendBSMsg: Send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49:sendBSMsg: Sende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49:sendBSMsg: Sende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51:sendBSMsg: Send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51:sendBSMsg: Send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51:sendBSMsg: Send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52:sendBSMsg: Send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52:sendBSMsg: Send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52:sendBSMsg: Sende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52:sendBSMsg: Send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54:sendBSMsg: Send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54:sendBSMsg: Send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54:sendBSMsg: Send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54:sendBSMsg: Sen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54:sendBSMsg: Sende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55:sendBSMsg: Send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55:sendBSMsg: Send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55:sendBSMsg: Send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55:sendBSMsg: Send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55:sendBSMsg: Send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57:sendBSMsg: Send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57:sendBSMsg: Send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57:sendBSMsg: Send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57:sendBSMsg: Send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57:sendBSMsg: Send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58:sendBSMsg: Send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58:sendBSMsg: Send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58:sendBSMsg: Send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58:sendBSMsg: Sende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58:sendBSMsg: Send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5:59:sendBSMsg: Send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00:sendBSMsg: Send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00:sendBSMsg: Send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01:sendBSMsg: Sende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01:sendBSMsg: Send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01:sendBSMsg: Send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01:sendBSMsg: Sende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02:sendBSMsg: Send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03:sendBSMsg: Send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03:sendBSMsg: Send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03:sendBSMsg: Send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03:sendBSMsg: Send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04:sendBSMsg: Send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04:sendBSMsg: Sende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04:sendBSMsg: Send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04:sendBSMsg: Send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04:sendBSMsg: Sen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05:sendBSMsg: Sende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06:sendBSMsg: Sende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06:sendBSMsg: Send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06:sendBSMsg: Send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07:sendBSMsg: Sende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07:sendBSMsg: Send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07:sendBSMsg: Send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07:sendBSMsg: Send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08:sendBSMsg: Send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08:sendBSMsg: Sende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08:sendBSMsg: Send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08:sendBSMsg: Send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09:sendBSMsg: Send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10:sendBSMsg: Send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10:sendBSMsg: Send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10:sendBSMsg: Send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10:sendBSMsg: Send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11:sendBSMsg: Send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11:sendBSMsg: Send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11:sendBSMsg: Send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11:sendBSMsg: Send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11:sendBSMsg: Send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11:sendBSMsg: Send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13:sendBSMsg: Send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13:sendBSMsg: Send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13:sendBSMsg: Send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13:sendBSMsg: Send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14:sendBSMsg: Send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14:sendBSMsg: Send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14:sendBSMsg: Send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15:sendBSMsg: Send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16:sendBSMsg: Send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16:sendBSMsg: Send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16:sendBSMsg: Send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17:sendBSMsg: Send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17:sendBSMsg: Sende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17:sendBSMsg: Send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17:sendBSMsg: Send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17:sendBSMsg: Sende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18:sendBSMsg: Send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19:sendBSMsg: Send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19:sendBSMsg: Send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19:sendBSMsg: Sende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19:sendBSMsg: Send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20:sendBSMsg: Send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20:sendBSMsg: Send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20:sendBSMsg: Sen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20:sendBSMsg: Send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20:sendBSMsg: Send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20:sendBSMsg: Send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22:sendBSMsg: Send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22:sendBSMsg: Send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22:sendBSMsg: Send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22:sendBSMsg: Send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22:sendBSMsg: Send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23:sendBSMsg: Send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23:sendBSMsg: Send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24:sendBSMsg: Send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24:sendBSMsg: Send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24:sendBSMsg: Sen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24:sendBSMsg: Sende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26:sendBSMsg: Sende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26:sendBSMsg: Send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26:sendBSMsg: Send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26:sendBSMsg: Send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26:sendBSMsg: Send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27:sendBSMsg: Sende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27:sendBSMsg: Send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27:sendBSMsg: Send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28:sendBSMsg: Send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28:sendBSMsg: Send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29:sendBSMsg: Send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29:sendBSMsg: Sende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29:sendBSMsg: Send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29:sendBSMsg: Send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29:sendBSMsg: Send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30:sendBSMsg: Send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30:sendBSMsg: Send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30:sendBSMsg: Send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30:sendBSMsg: Sen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31:sendBSMsg: Send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32:sendBSMsg: Send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32:sendBSMsg: Send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32:sendBSMsg: Send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33:sendBSMsg: Send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33:sendBSMsg: Send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33:sendBSMsg: Send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33:sendBSMsg: Send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34:sendBSMsg: Send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35:sendBSMsg: Send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35:sendBSMsg: Send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35:sendBSMsg: Send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35:sendBSMsg: Send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35:sendBSMsg: Sende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36:sendBSMsg: Send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36:sendBSMsg: Send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36:sendBSMsg: Send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37:sendBSMsg: Sen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37:sendBSMsg: Send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38:sendBSMsg: Send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38:sendBSMsg: Sende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39:sendBSMsg: Send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39:sendBSMsg: Send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39:sendBSMsg: Send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39:sendBSMsg: Sende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39:sendBSMsg: Send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40:sendBSMsg: Send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40:sendBSMsg: Sende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41:sendBSMsg: Send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41:sendBSMsg: Send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41:sendBSMsg: Send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42:sendBSMsg: Send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42:sendBSMsg: Sen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42:sendBSMsg: Send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42:sendBSMsg: Send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42:sendBSMsg: Send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43:sendBSMsg: Send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43:sendBSMsg: Send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44:sendBSMsg: Send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44:sendBSMsg: Send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44:sendBSMsg: Send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45:sendBSMsg: Send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45:sendBSMsg: Send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45:sendBSMsg: Send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45:sendBSMsg: Send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45:sendBSMsg: Send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46:sendBSMsg: Sende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47:sendBSMsg: Send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47:sendBSMsg: Sende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48:sendBSMsg: Send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48:sendBSMsg: Sen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48:sendBSMsg: Send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48:sendBSMsg: Send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49:sendBSMsg: Sende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49:sendBSMsg: Send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49:sendBSMsg: Send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49:sendBSMsg: Sende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49:sendBSMsg: Send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51:sendBSMsg: Sender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51:sendBSMsg: Send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51:sendBSMsg: Send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51:sendBSMsg: Send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51:sendBSMsg: Send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52:sendBSMsg: Send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52:sendBSMsg: Send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52:sendBSMsg: Sen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52:sendBSMsg: Send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52:sendBSMsg: Send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53:sendBSMsg: Send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54:sendBSMsg: Send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54:sendBSMsg: Send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54:sendBSMsg: Sen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55:sendBSMsg: Send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55:sendBSMsg: Send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56:sendBSMsg: Send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56:sendBSMsg: Send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57:sendBSMsg: Send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57:sendBSMsg: Sende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58:sendBSMsg: Send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58:sendBSMsg: Sende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59:sendBSMsg: Send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6:59:sendBSMsg: Send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00:sendBSMsg: Send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00:sendBSMsg: Send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01:sendBSMsg: Send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02:sendBSMsg: Sende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02:sendBSMsg: Send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03:sendBSMsg: Send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03:sendBSMsg: Sende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04:sendBSMsg: Send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04:sendBSMsg: Send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05:sendBSMsg: Send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05:sendBSMsg: Send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06:sendBSMsg: Sende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06:sendBSMsg: Send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07:sendBSMsg: Sende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07:sendBSMsg: Send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08:sendBSMsg: Sen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09:sendBSMsg: Send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09:sendBSMsg: Send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10:sendBSMsg: Send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10:sendBSMsg: Send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11:sendBSMsg: Send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11:sendBSMsg: Send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12:sendBSMsg: Send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12:sendBSMsg: Send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13:sendBSMsg: Send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13:sendBSMsg: Send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14:sendBSMsg: Sende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14:sendBSMsg: Send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15:sendBSMsg: Send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15:sendBSMsg: Send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16:sendBSMsg: Send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17:sendBSMsg: Sende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17:sendBSMsg: Send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18:sendBSMsg: Send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18:sendBSMsg: Send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19:sendBSMsg: Sende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19:sendBSMsg: Send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20:sendBSMsg: Send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20:sendBSMsg: Sende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21:sendBSMsg: Send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21:sendBSMsg: Send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22:sendBSMsg: Send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22:sendBSMsg: Send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23:sendBSMsg: Send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23:sendBSMsg: Sende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24:sendBSMsg: Send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25:sendBSMsg: Send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25:sendBSMsg: Send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26:sendBSMsg: Sen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26:sendBSMsg: Send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27:sendBSMsg: Send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27:sendBSMsg: Send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28:sendBSMsg: Send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28:sendBSMsg: Send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29:sendBSMsg: Send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29:sendBSMsg: Send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30:sendBSMsg: Send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30:sendBSMsg: Sender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31:sendBSMsg: Sende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31:sendBSMsg: Send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32:sendBSMsg: Sende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33:sendBSMsg: Send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33:sendBSMsg: Send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34:sendBSMsg: Send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34:sendBSMsg: Send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35:sendBSMsg: Sende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35:sendBSMsg: Send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36:sendBSMsg: Send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36:sendBSMsg: Sende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37:sendBSMsg: Send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37:sendBSMsg: Sende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38:sendBSMsg: Sende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38:sendBSMsg: Send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39:sendBSMsg: Send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40:sendBSMsg: Send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40:sendBSMsg: Send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41:sendBSMsg: Send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41:sendBSMsg: Sende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42:sendBSMsg: Send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42:sendBSMsg: Send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43:sendBSMsg: Send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43:sendBSMsg: Send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44:sendBSMsg: Sende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44:sendBSMsg: Send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45:sendBSMsg: Send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45:sendBSMsg: Sende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46:sendBSMsg: Send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46:sendBSMsg: Send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47:sendBSMsg: Send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48:sendBSMsg: Send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48:sendBSMsg: Sender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49:sendBSMsg: Send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49:sendBSMsg: Sende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50:sendBSMsg: Send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50:sendBSMsg: Send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51:sendBSMsg: Sende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51:sendBSMsg: Send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52:sendBSMsg: Send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52:sendBSMsg: Send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53:sendBSMsg: Send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53:sendBSMsg: Send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54:sendBSMsg: Sende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54:sendBSMsg: Send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55:sendBSMsg: Sende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56:sendBSMsg: Send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56:sendBSMsg: Send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57:sendBSMsg: Sende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57:sendBSMsg: Send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58:sendBSMsg: Send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58:sendBSMsg: Sende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59:sendBSMsg: Sende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7:59:sendBSMsg: Send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00:sendBSMsg: Send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00:sendBSMsg: Send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01:sendBSMsg: Send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01:sendBSMsg: Send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02:sendBSMsg: Send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03:sendBSMsg: Send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03:sendBSMsg: Send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04:sendBSMsg: Send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04:sendBSMsg: Send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05:sendBSMsg: Send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05:sendBSMsg: Send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06:sendBSMsg: Send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06:sendBSMsg: Send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07:sendBSMsg: Send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07:sendBSMsg: Send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08:sendBSMsg: Sen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08:sendBSMsg: Sender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09:sendBSMsg: Sender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09:sendBSMsg: Sende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10:sendBSMsg: Send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11:sendBSMsg: Sende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11:sendBSMsg: Sen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12:sendBSMsg: Send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12:sendBSMsg: Sender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13:sendBSMsg: Sende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13:sendBSMsg: Send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14:sendBSMsg: Send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14:sendBSMsg: Sende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15:sendBSMsg: Sender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15:sendBSMsg: Sende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16:sendBSMsg: Sender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16:sendBSMsg: Sender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17:sendBSMsg: Sende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18:sendBSMsg: Sende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18:sendBSMsg: Sende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19:sendBSMsg: Send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19:sendBSMsg: Sende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20:sendBSMsg: Send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20:sendBSMsg: Sende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21:sendBSMsg: Sende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21:sendBSMsg: Sende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22:sendBSMsg: Sende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22:sendBSMsg: Sende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23:sendBSMsg: Sende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23:sendBSMsg: Sender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24:sendBSMsg: Sende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24:sendBSMsg: Sende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25:sendBSMsg: Send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25:sendBSMsg: Sende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26:sendBSMsg: Send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27:sendBSMsg: Sende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27:sendBSMsg: Send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28:sendBSMsg: Sende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28:sendBSMsg: Sende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29:sendBSMsg: Sende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29:sendBSMsg: Sender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30:sendBSMsg: Sende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30:sendBSMsg: Sende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31:sendBSMsg: Sende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  <table:table-row table:style-name="ro1">
          <table:table-cell/>
          <table:table-cell office:value-type="string" calcext:value-type="string">
            <text:p>2017.06.06 18:38:31:sendBSMsg: Sender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Evt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data</text:p>
          </table:table-cell>
          <table:table-cell office:value-type="string" calcext:value-type="string">
            <text:p>[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]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I19" table:buttons="'Pivot Table_Sheet1_1'.A2 'Pivot Table_Sheet1_1'.B1" table:show-filter-button="false" table:drill-down-on-double-click="false">
          <table:source-cell-range table:cell-range-address="Sheet1.E2:Sheet1.G108"/>
          <table:data-pilot-field table:source-field-name="Data" table:orientation="column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Cycle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nsor" table:orientation="row" table:used-hierarchy="0" table:function="auto">
            <table:data-pilot-level table:show-empty="false" calcext:repeat-item-labels="false">
              <table:data-pilot-members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ycle" table:orientation="data" table:used-hierarchy="-1" table:function="count">
            <table:data-pilot-level calcext:repeat-item-labels="false"/>
          </table:data-pilot-field>
        </table:data-pilot-table>
        <table:data-pilot-table table:name="DataPilot2" table:application-data="" table:target-range-address="'Pivot Table_Sheet1_2'.A1:'Pivot Table_Sheet1_2'.S67" table:buttons="'Pivot Table_Sheet1_2'.A2 'Pivot Table_Sheet1_2'.B1" table:show-filter-button="false" table:drill-down-on-double-click="false">
          <table:source-cell-range table:cell-range-address="Sheet1.E2:Sheet1.G542"/>
          <table:data-pilot-field table:source-field-name="Data" table:orientation="column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Cycle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nsor" table:orientation="row" table:used-hierarchy="0" table:function="auto">
            <table:data-pilot-level table:show-empty="false" calcext:repeat-item-labels="false">
              <table:data-pilot-members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ycle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nta Arduino</meta:initial-creator>
    <meta:creation-date>2017-06-06T17:33:27.835385381</meta:creation-date>
    <dc:date>2017-06-06T18:48:04.199023532</dc:date>
    <dc:creator>Conta Arduino</dc:creator>
    <meta:editing-duration>PT27M24S</meta:editing-duration>
    <meta:editing-cycles>3</meta:editing-cycles>
    <meta:generator>LibreOffice/5.0.6.2$Linux_X86_64 LibreOffice_project/00$Build-2</meta:generator>
    <meta:document-statistic meta:table-count="4" meta:cell-count="9555" meta:object-count="0"/>
  </office:meta>
</office:document-meta>
</file>